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2bb084" officeooo:paragraph-rsid="002bb084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2bb084" officeooo:paragraph-rsid="002bb084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language="zxx" fo:country="none" officeooo:rsid="002c2fac" officeooo:paragraph-rsid="002c2fac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2c2fac" officeooo:paragraph-rsid="002e2a9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bb084" officeooo:paragraph-rsid="002bb08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cd1ff" officeooo:paragraph-rsid="002cd1ff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zxx" fo:country="none" officeooo:rsid="002e2a98" officeooo:paragraph-rsid="002e2a98" style:language-asian="zxx" style:country-asian="none" style:language-complex="zxx" style:country-complex="none"/>
    </style:style>
    <style:style style:name="T1" style:family="text">
      <style:text-properties officeooo:rsid="002c2fac"/>
    </style:style>
    <style:style style:name="T2" style:family="text">
      <style:text-properties officeooo:rsid="002cd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- Modelagem de Bancos de Dados - Gerenciamento de artigos científicos</text:p>
      <text:p text:style-name="P1"/>
      <text:p text:style-name="P1">NOME: Tiago Gonçalves da Silva</text:p>
      <text:p text:style-name="P1">RA:2023644</text:p>
      <text:p text:style-name="P1"/>
      <text:p text:style-name="P1">-&gt;Para esta atividade foram geradas 5 tabelas:</text:p>
      <text:p text:style-name="P1">- <text:span text:style-name="T1">Article</text:span>: <text:span text:style-name="T1">os artigos guardados</text:span></text:p>
      <text:p text:style-name="P1">- <text:span text:style-name="T1">Set: coleções que os artigos pertencem</text:span></text:p>
      <text:p text:style-name="P1">- <text:span text:style-name="T1">Author: os autores de cada artigo</text:span></text:p>
      <text:p text:style-name="P1">- <text:span text:style-name="T1">Citations: as citações de cada artigo</text:span></text:p>
      <text:p text:style-name="P1">- <text:span text:style-name="T1">Keyword: as keywords de cada artigo</text:span></text:p>
      <text:p text:style-name="P1"/>
      <text:p text:style-name="P6">-&gt;Normalização</text:p>
      <text:p text:style-name="P4"><text:tab/>A principal parte da normalização que precisou ser feita foi a <text:span text:style-name="T2">primeira forma normal, para desacoplar campos múltiplos como citações, autores e keywords do artigo. A solução para este problema foi a criação das tabelas auxiliares author, citations e keyword, que todas referenciam o seu respectivo artigo pela chave estrangeira article_id, que identifica primariamente cada artigo. </text:span></text:p>
      <text:p text:style-name="P4"><text:span text:style-name="T2"><text:tab/>As outras formas normais não foram um problema, dado que todos os campos dependem apenas da chave principal (FN2) e nenhum é produto de outros campos (FN3)</text:span></text:p>
      <text:p text:style-name="P3"/>
      <text:p text:style-name="P6">-&gt;Desnormalização</text:p>
      <text:p text:style-name="P7">Na parte da desnormalização para melhorar a eficiência foram feitas duas alterações que queram a primeira forma normal, foi adicionado o campo "citations", contendo todas as citações, nas tablas article e author, para facilitar a busca por citações de cada artigo e de cada autor, evitando joi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3:13:39.546524434</meta:creation-date>
    <dc:date>2022-06-06T09:53:15.073000000</dc:date>
    <meta:editing-duration>PT49M54S</meta:editing-duration>
    <meta:editing-cycles>10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4" meta:word-count="190" meta:character-count="1213" meta:non-whitespace-character-count="1034"/>
  </office:meta>
</office:document-meta>
</file>